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6cm"/>
    </style:style>
    <style:style style:name="co2" style:family="table-column">
      <style:table-column-properties fo:break-before="auto" style:column-width="1.393cm"/>
    </style:style>
    <style:style style:name="co3" style:family="table-column">
      <style:table-column-properties fo:break-before="auto" style:column-width="1.704cm"/>
    </style:style>
    <style:style style:name="co4" style:family="table-column">
      <style:table-column-properties fo:break-before="auto" style:column-width="2.147cm"/>
    </style:style>
    <style:style style:name="co5" style:family="table-column">
      <style:table-column-properties fo:break-before="auto" style:column-width="1.991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UserID</text:p>
          </table:table-cell>
          <table:table-cell office:value-type="string">
            <text:p>Revenue</text:p>
          </table:table-cell>
          <table:table-cell office:value-type="string">
            <text:p>TimeOnSite</text:p>
          </table:table-cell>
          <table:table-cell office:value-type="string">
            <text:p>Pageviews</text:p>
          </table:table-cell>
          <table:table-cell office:value-type="string">
            <text:p>ReturnVisits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21">
            <text:p>2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1" table:formula="of:=AVERAGE([.C1:.C21])" office:value-type="float" office:value="32.1">
            <text:p>32.1</text:p>
          </table:table-cell>
          <table:table-cell table:style-name="ce1" table:formula="of:=AVERAGE([.D1:.D21])" office:value-type="float" office:value="14.95">
            <text:p>14.9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8/05/2018</text:date>, <text:time>18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8:37:40</dc:date>
    <dc:creator>Rob </dc:creator>
    <meta:document-statistic meta:table-count="1" meta:cell-count="127" meta:object-count="0"/>
    <meta:generator>OpenOffice/4.1.5$Unix OpenOffice.org_project/415m1$Build-9789</meta:generator>
  </office:meta>
</office:document-meta>
</file>